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_ISO8601_OneLetterISO8601TimeZone.test_date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GmtCreate( Calendar gmt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Gmt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est_ISO8601_OneLetterISO8601TimeZone.f_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